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12.34mm" svg:height="65.67mm" svg:x="0mm" svg:y="56.51mm">
            <loext:p draw:notify-on-update-of-ranges="Лист1.A1:Лист1.A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13mm" svg:height="62.68mm" svg:x="112.91mm" svg:y="57.63mm">
            <loext:p draw:notify-on-update-of-ranges="Лист1.B1:Лист1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6mm" svg:height="52.06mm" svg:x="3.85mm" svg:y="140.52mm">
            <loext:p draw:notify-on-update-of-ranges="Лист1.D1:Лист1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8.04mm" svg:height="54.25mm" svg:x="111.68mm" svg:y="139.66mm">
            <loext:p draw:notify-on-update-of-ranges="Лист1.E1:Лист1.E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2.91mm" svg:height="49.94mm" svg:x="86.69mm" svg:y="206.93mm">
            <loext:p draw:notify-on-update-of-ranges="Лист1.A46:Лист1.A52 Лист1.B46:Лист1.B5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1.61mm" svg:height="47.35mm" svg:x="193.92mm" svg:y="209.24mm">
            <loext:p draw:notify-on-update-of-ranges="Лист1.A57:Лист1.A57 Лист1.A58:Лист1.A62 Лист1.B57:Лист1.B57 Лист1.B58:Лист1.B6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02.08mm" svg:height="52.05mm" svg:x="89.43mm" svg:y="262.98mm">
            <loext:p draw:notify-on-update-of-ranges="Лист1.A70:Лист1.A74 Лист1.B70:Лист1.B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00.44mm" svg:height="49.93mm" svg:x="193.72mm" svg:y="264.04mm">
            <loext:p draw:notify-on-update-of-ranges="Лист1.A82:Лист1.A87 Лист1.B82:Лист1.B8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6.93mm" svg:height="55.4mm" svg:x="146.31mm" svg:y="323.11mm">
            <loext:p draw:notify-on-update-of-ranges="Лист1.A96:Лист1.A100 Лист1.B96:Лист1.B1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.305610533" calcext:value-type="float">
            <text:p>0,305610533</text:p>
          </table:table-cell>
          <table:table-cell office:value-type="float" office:value="2.6675395016" calcext:value-type="float">
            <text:p>2,6675395016</text:p>
          </table:table-cell>
          <table:table-cell/>
          <table:table-cell office:value-type="float" office:value="0.00795823" calcext:value-type="float">
            <text:p>0,00795823</text:p>
          </table:table-cell>
          <table:table-cell office:value-type="float" office:value="2.53803375" calcext:value-type="float">
            <text:p>2,53803375</text:p>
          </table:table-cell>
          <table:table-cell table:number-columns-repeated="3"/>
        </table:table-row>
        <table:table-row table:style-name="ro1">
          <table:table-cell office:value-type="float" office:value="0.2949708822" calcext:value-type="float">
            <text:p>0,2949708822</text:p>
          </table:table-cell>
          <table:table-cell office:value-type="float" office:value="2.6859175707" calcext:value-type="float">
            <text:p>2,6859175707</text:p>
          </table:table-cell>
          <table:table-cell/>
          <table:table-cell office:value-type="float" office:value="0.3108259" calcext:value-type="float">
            <text:p>0,3108259</text:p>
          </table:table-cell>
          <table:table-cell office:value-type="float" office:value="2.70368905" calcext:value-type="float">
            <text:p>2,70368905</text:p>
          </table:table-cell>
          <table:table-cell table:number-columns-repeated="3"/>
        </table:table-row>
        <table:table-row table:style-name="ro1">
          <table:table-cell office:value-type="float" office:value="0.2945037303" calcext:value-type="float">
            <text:p>0,2945037303</text:p>
          </table:table-cell>
          <table:table-cell office:value-type="float" office:value="2.6864113177" calcext:value-type="float">
            <text:p>2,6864113177</text:p>
          </table:table-cell>
          <table:table-cell/>
          <table:table-cell office:value-type="float" office:value="0.29433967" calcext:value-type="float">
            <text:p>0,29433967</text:p>
          </table:table-cell>
          <table:table-cell office:value-type="float" office:value="2.68351089" calcext:value-type="float">
            <text:p>2,68351089</text:p>
          </table:table-cell>
          <table:table-cell table:number-columns-repeated="3"/>
        </table:table-row>
        <table:table-row table:style-name="ro1">
          <table:table-cell office:value-type="float" office:value="0.2944834797" calcext:value-type="float">
            <text:p>0,2944834797</text:p>
          </table:table-cell>
          <table:table-cell office:value-type="float" office:value="2.6864243837" calcext:value-type="float">
            <text:p>2,6864243837</text:p>
          </table:table-cell>
          <table:table-cell/>
          <table:table-cell office:value-type="float" office:value="0.29448429" calcext:value-type="float">
            <text:p>0,29448429</text:p>
          </table:table-cell>
          <table:table-cell office:value-type="float" office:value="2.68689924" calcext:value-type="float">
            <text:p>2,68689924</text:p>
          </table:table-cell>
          <table:table-cell table:number-columns-repeated="3"/>
        </table:table-row>
        <table:table-row table:style-name="ro1">
          <table:table-cell office:value-type="float" office:value="0.2944826023" calcext:value-type="float">
            <text:p>0,2944826023</text:p>
          </table:table-cell>
          <table:table-cell office:value-type="float" office:value="2.6864247293" calcext:value-type="float">
            <text:p>2,6864247293</text:p>
          </table:table-cell>
          <table:table-cell/>
          <table:table-cell office:value-type="float" office:value="0.29448254" calcext:value-type="float">
            <text:p>0,29448254</text:p>
          </table:table-cell>
          <table:table-cell office:value-type="float" office:value="2.68634699" calcext:value-type="float">
            <text:p>2,68634699</text:p>
          </table:table-cell>
          <table:table-cell table:number-columns-repeated="3"/>
        </table:table-row>
        <table:table-row table:style-name="ro1">
          <table:table-cell office:value-type="float" office:value="0.2944825643" calcext:value-type="float">
            <text:p>0,2944825643</text:p>
          </table:table-cell>
          <table:table-cell office:value-type="float" office:value="2.6864247385" calcext:value-type="float">
            <text:p>2,6864247385</text:p>
          </table:table-cell>
          <table:table-cell/>
          <table:table-cell office:value-type="float" office:value="0.29448256" calcext:value-type="float">
            <text:p>0,29448256</text:p>
          </table:table-cell>
          <table:table-cell office:value-type="float" office:value="2.68643746" calcext:value-type="float">
            <text:p>2,68643746</text:p>
          </table:table-cell>
          <table:table-cell table:number-columns-repeated="3"/>
        </table:table-row>
        <table:table-row table:style-name="ro1">
          <table:table-cell office:value-type="float" office:value="0.2944825626" calcext:value-type="float">
            <text:p>0,2944825626</text:p>
          </table:table-cell>
          <table:table-cell office:value-type="float" office:value="2.6864247387" calcext:value-type="float">
            <text:p>2,6864247387</text:p>
          </table:table-cell>
          <table:table-cell table:number-columns-repeated="2"/>
          <table:table-cell office:value-type="float" office:value="2.68642266" calcext:value-type="float">
            <text:p>2,68642266</text:p>
          </table:table-cell>
          <table:table-cell table:number-columns-repeated="3"/>
        </table:table-row>
        <table:table-row table:style-name="ro1">
          <table:table-cell office:value-type="float" office:value="0.29448256" calcext:value-type="float">
            <text:p>0,29448256</text:p>
          </table:table-cell>
          <table:table-cell office:value-type="float" office:value="2.68642474" calcext:value-type="float">
            <text:p>2,68642474</text:p>
          </table:table-cell>
          <table:table-cell table:number-columns-repeated="2"/>
          <table:table-cell office:value-type="float" office:value="2.68642508" calcext:value-type="float">
            <text:p>2,686425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68642468" calcext:value-type="float">
            <text:p>2,686424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68642475" calcext:value-type="float">
            <text:p>2,6864247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„</text:p>
          </table:table-cell>
        </table:table-row>
        <table:table-row table:style-name="ro1" table:number-rows-repeated="32">
          <table:table-cell table:number-columns-repeated="8"/>
        </table:table-row>
        <table:table-row table:style-name="ro1">
          <table:table-cell office:value-type="float" office:value="-1.5216098487" calcext:value-type="float">
            <text:p>-1,5216098487</text:p>
          </table:table-cell>
          <table:table-cell office:value-type="float" office:value="-2.1547200078" calcext:value-type="float">
            <text:p>-2,1547200078</text:p>
          </table:table-cell>
          <table:table-cell table:number-columns-repeated="6"/>
        </table:table-row>
        <table:table-row table:style-name="ro1">
          <table:table-cell office:value-type="float" office:value="-1.5228740068" calcext:value-type="float">
            <text:p>-1,5228740068</text:p>
          </table:table-cell>
          <table:table-cell office:value-type="float" office:value="-1.7652839109" calcext:value-type="float">
            <text:p>-1,7652839109</text:p>
          </table:table-cell>
          <table:table-cell table:number-columns-repeated="6"/>
        </table:table-row>
        <table:table-row table:style-name="ro1">
          <table:table-cell office:value-type="float" office:value="-1.5467047009" calcext:value-type="float">
            <text:p>-1,5467047009</text:p>
          </table:table-cell>
          <table:table-cell office:value-type="float" office:value="-1.6826922043" calcext:value-type="float">
            <text:p>-1,6826922043</text:p>
          </table:table-cell>
          <table:table-cell table:number-columns-repeated="6"/>
        </table:table-row>
        <table:table-row table:style-name="ro1">
          <table:table-cell office:value-type="float" office:value="-1.5793074364" calcext:value-type="float">
            <text:p>-1,5793074364</text:p>
          </table:table-cell>
          <table:table-cell office:value-type="float" office:value="-1.6305950602" calcext:value-type="float">
            <text:p>-1,6305950602</text:p>
          </table:table-cell>
          <table:table-cell table:number-columns-repeated="6"/>
        </table:table-row>
        <table:table-row table:style-name="ro1">
          <table:table-cell office:value-type="float" office:value="-1.6021228585" calcext:value-type="float">
            <text:p>-1,6021228585</text:p>
          </table:table-cell>
          <table:table-cell office:value-type="float" office:value="-1.6098578702" calcext:value-type="float">
            <text:p>-1,6098578702</text:p>
          </table:table-cell>
          <table:table-cell table:number-columns-repeated="6"/>
        </table:table-row>
        <table:table-row table:style-name="ro1">
          <table:table-cell office:value-type="float" office:value="-1.6064966452" calcext:value-type="float">
            <text:p>-1,6064966452</text:p>
          </table:table-cell>
          <table:table-cell office:value-type="float" office:value="-1.6066669135" calcext:value-type="float">
            <text:p>-1,6066669135</text:p>
          </table:table-cell>
          <table:table-cell table:number-columns-repeated="6"/>
        </table:table-row>
        <table:table-row table:style-name="ro1">
          <table:table-cell office:value-type="float" office:value="-1.6065963891" calcext:value-type="float">
            <text:p>-1,6065963891</text:p>
          </table:table-cell>
          <table:table-cell office:value-type="float" office:value="-1.6065964708" calcext:value-type="float">
            <text:p>-1,6065964708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1.1768788327" calcext:value-type="float">
            <text:p>1,1768788327</text:p>
          </table:table-cell>
          <table:table-cell office:value-type="float" office:value="1.577473326" calcext:value-type="float">
            <text:p>1,577473326</text:p>
          </table:table-cell>
          <table:table-cell table:number-columns-repeated="6"/>
        </table:table-row>
        <table:table-row table:style-name="ro1">
          <table:table-cell office:value-type="float" office:value="1.24546792391" calcext:value-type="float">
            <text:p>1,2454679239</text:p>
          </table:table-cell>
          <table:table-cell office:value-type="float" office:value="1.2399293523" calcext:value-type="float">
            <text:p>1,2399293523</text:p>
          </table:table-cell>
          <table:table-cell table:number-columns-repeated="6"/>
        </table:table-row>
        <table:table-row table:style-name="ro1">
          <table:table-cell office:value-type="float" office:value="1.22849419121" calcext:value-type="float">
            <text:p>1,2284941912</text:p>
          </table:table-cell>
          <table:table-cell office:value-type="float" office:value="1.2282943207" calcext:value-type="float">
            <text:p>1,2282943207</text:p>
          </table:table-cell>
          <table:table-cell table:number-columns-repeated="6"/>
        </table:table-row>
        <table:table-row table:style-name="ro1">
          <table:table-cell office:value-type="float" office:value="1.22783266181" calcext:value-type="float">
            <text:p>1,2278326618</text:p>
          </table:table-cell>
          <table:table-cell office:value-type="float" office:value="1.2278323478" calcext:value-type="float">
            <text:p>1,2278323478</text:p>
          </table:table-cell>
          <table:table-cell table:number-columns-repeated="6"/>
        </table:table-row>
        <table:table-row table:style-name="ro1">
          <table:table-cell office:value-type="float" office:value="1.22783161931" calcext:value-type="float">
            <text:p>1,2278316193</text:p>
          </table:table-cell>
          <table:table-cell office:value-type="float" office:value="1.2278316193" calcext:value-type="float">
            <text:p>1,2278316193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float" office:value="1.5043492175" calcext:value-type="float">
            <text:p>1,5043492175</text:p>
          </table:table-cell>
          <table:table-cell office:value-type="float" office:value="1.6174428427" calcext:value-type="float">
            <text:p>1,6174428427</text:p>
          </table:table-cell>
          <table:table-cell table:number-columns-repeated="6"/>
        </table:table-row>
        <table:table-row table:style-name="ro1">
          <table:table-cell office:value-type="float" office:value="1.5107586379" calcext:value-type="float">
            <text:p>1,5107586379</text:p>
          </table:table-cell>
          <table:table-cell office:value-type="float" office:value="1.5226831229" calcext:value-type="float">
            <text:p>1,5226831229</text:p>
          </table:table-cell>
          <table:table-cell table:number-columns-repeated="6"/>
        </table:table-row>
        <table:table-row table:style-name="ro1">
          <table:table-cell office:value-type="float" office:value="1.5196727991" calcext:value-type="float">
            <text:p>1,5196727991</text:p>
          </table:table-cell>
          <table:table-cell office:value-type="float" office:value="1.5199883782" calcext:value-type="float">
            <text:p>1,5199883782</text:p>
          </table:table-cell>
          <table:table-cell table:number-columns-repeated="6"/>
        </table:table-row>
        <table:table-row table:style-name="ro1">
          <table:table-cell office:value-type="float" office:value="1.5199187797" calcext:value-type="float">
            <text:p>1,5199187797</text:p>
          </table:table-cell>
          <table:table-cell office:value-type="float" office:value="1.5199189853" calcext:value-type="float">
            <text:p>1,51991898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5199189401" calcext:value-type="float">
            <text:p>1,519918940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float" office:value="4.6547756671" calcext:value-type="float">
            <text:p>4,6547756671</text:p>
          </table:table-cell>
          <table:table-cell office:value-type="float" office:value="4.6874574221" calcext:value-type="float">
            <text:p>4,6874574221</text:p>
          </table:table-cell>
          <table:table-cell table:number-columns-repeated="6"/>
        </table:table-row>
        <table:table-row table:style-name="ro1">
          <table:table-cell office:value-type="float" office:value="4.7439202402" calcext:value-type="float">
            <text:p>4,7439202402</text:p>
          </table:table-cell>
          <table:table-cell office:value-type="float" office:value="4.7563547185" calcext:value-type="float">
            <text:p>4,7563547185</text:p>
          </table:table-cell>
          <table:table-cell table:number-columns-repeated="6"/>
        </table:table-row>
        <table:table-row table:style-name="ro1">
          <table:table-cell office:value-type="float" office:value="4.7207670755" calcext:value-type="float">
            <text:p>4,7207670755</text:p>
          </table:table-cell>
          <table:table-cell office:value-type="float" office:value="4.7280248734" calcext:value-type="float">
            <text:p>4,7280248734</text:p>
          </table:table-cell>
          <table:table-cell table:number-columns-repeated="6"/>
        </table:table-row>
        <table:table-row table:style-name="ro1">
          <table:table-cell office:value-type="float" office:value="4.7111244843" calcext:value-type="float">
            <text:p>4,7111244843</text:p>
          </table:table-cell>
          <table:table-cell office:value-type="float" office:value="4.7099592128" calcext:value-type="float">
            <text:p>4,7099592128</text:p>
          </table:table-cell>
          <table:table-cell table:number-columns-repeated="6"/>
        </table:table-row>
        <table:table-row table:style-name="ro1">
          <table:table-cell office:value-type="float" office:value="4.7123305805" calcext:value-type="float">
            <text:p>4,7123305805</text:p>
          </table:table-cell>
          <table:table-cell office:value-type="float" office:value="4.7123216746" calcext:value-type="float">
            <text:p>4,7123216746</text:p>
          </table:table-cell>
          <table:table-cell table:number-columns-repeated="6"/>
        </table:table-row>
        <table:table-row table:style-name="ro1">
          <table:table-cell office:value-type="float" office:value="4.7123415492" calcext:value-type="float">
            <text:p>4,7123415492</text:p>
          </table:table-cell>
          <table:table-cell office:value-type="float" office:value="4.7123415484" calcext:value-type="float">
            <text:p>4,7123415484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float" office:value="7.8130590414" calcext:value-type="float">
            <text:p>7,8130590414</text:p>
          </table:table-cell>
          <table:table-cell office:value-type="float" office:value="7.9026214139" calcext:value-type="float">
            <text:p>7,9026214139</text:p>
          </table:table-cell>
          <table:table-cell table:number-columns-repeated="6"/>
        </table:table-row>
        <table:table-row table:style-name="ro1">
          <table:table-cell office:value-type="float" office:value="7.8446275125" calcext:value-type="float">
            <text:p>7,8446275125</text:p>
          </table:table-cell>
          <table:table-cell office:value-type="float" office:value="7.835479289" calcext:value-type="float">
            <text:p>7,835479289</text:p>
          </table:table-cell>
          <table:table-cell table:number-columns-repeated="6"/>
        </table:table-row>
        <table:table-row table:style-name="ro1">
          <table:table-cell office:value-type="float" office:value="7.8511084021" calcext:value-type="float">
            <text:p>7,8511084021</text:p>
          </table:table-cell>
          <table:table-cell office:value-type="float" office:value="7.8518525369" calcext:value-type="float">
            <text:p>7,8518525369</text:p>
          </table:table-cell>
          <table:table-cell table:number-columns-repeated="6"/>
        </table:table-row>
        <table:table-row table:style-name="ro1">
          <table:table-cell office:value-type="float" office:value="7.8540436404" calcext:value-type="float">
            <text:p>7,8540436404</text:p>
          </table:table-cell>
          <table:table-cell office:value-type="float" office:value="7.8540399187" calcext:value-type="float">
            <text:p>7,8540399187</text:p>
          </table:table-cell>
          <table:table-cell table:number-columns-repeated="6"/>
        </table:table-row>
        <table:table-row table:style-name="ro1">
          <table:table-cell office:value-type="float" office:value="7.8539789619" calcext:value-type="float">
            <text:p>7,8539789619</text:p>
          </table:table-cell>
          <table:table-cell office:value-type="float" office:value="7.8539789559" calcext:value-type="float">
            <text:p>7,853978955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2:09:54.637503007</meta:creation-date>
    <dc:date>2016-11-29T23:29:20.141169365</dc:date>
    <meta:editing-duration>PT11M35S</meta:editing-duration>
    <meta:editing-cycles>1</meta:editing-cycles>
    <meta:document-statistic meta:table-count="1" meta:cell-count="89" meta:object-count="9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235cm" svg:height="6.568cm" xlink:href=".." xlink:type="simple" chart:class="chart:line" chart:style-name="ch1">
        <chart:plot-area chart:style-name="ch2" table:cell-range-address="Лист1.A1:Лист1.A8" svg:x="0.224cm" svg:y="0.131cm" svg:width="10.787cm" svg:height="6.306cm">
          <chartooo:coordinate-region svg:x="1.322cm" svg:y="0.331cm" svg:width="9.595cm" svg:height="5.4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1:Лист1.A8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5610533">
                <text:p>0.305610533</text:p>
                <draw:g>
                  <svg:desc>Лист1.A1:Лист1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49708822">
                <text:p>0.2949708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45037303">
                <text:p>0.2945037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4834797">
                <text:p>0.2944834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44826023">
                <text:p>0.2944826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44825643">
                <text:p>0.2944825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44825626">
                <text:p>0.2944825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448256">
                <text:p>0.29448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014cm" svg:height="6.269cm" xlink:href=".." xlink:type="simple" chart:class="chart:scatter" chart:style-name="ch1">
        <chart:plot-area chart:style-name="ch2" table:cell-range-address="Лист1.B1:Лист1.B8" svg:x="0.147cm" svg:y="0.181cm" svg:width="10.365cm" svg:height="5.898cm">
          <chartooo:coordinate-region svg:x="1.245cm" svg:y="0.381cm" svg:width="9.173cm" svg:height="5.05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8" chart:class="chart:scatter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675395016">
                <text:p>2.6675395016</text:p>
                <draw:g>
                  <svg:desc>Лист1.B1:Лист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859175707">
                <text:p>2.6859175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64113177">
                <text:p>2.6864113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864243837">
                <text:p>2.6864243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864247293">
                <text:p>2.6864247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64247385">
                <text:p>2.6864247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64247387">
                <text:p>2.6864247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8642474">
                <text:p>2.68642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601cm" svg:height="5.207cm" xlink:href=".." xlink:type="simple" chart:class="chart:scatter" chart:style-name="ch1">
        <chart:plot-area chart:style-name="ch2" table:cell-range-address="Лист1.D1:Лист1.D6" svg:x="0.212cm" svg:y="0.104cm" svg:width="10.177cm" svg:height="4.999cm">
          <chartooo:coordinate-region svg:x="1.124cm" svg:y="0.303cm" svg:width="9.171cm" svg:height="4.15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D1:Лист1.D6" chart:class="chart:scatte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5823">
                <text:p>0.00795823</text:p>
                <draw:g>
                  <svg:desc>Лист1.D1:Лист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08259">
                <text:p>0.3108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433967">
                <text:p>0.29433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48429">
                <text:p>0.29448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448254">
                <text:p>0.2944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448256">
                <text:p>0.29448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805cm" svg:height="5.426cm" xlink:href=".." xlink:type="simple" chart:class="chart:scatter" chart:style-name="ch1">
        <chart:plot-area chart:style-name="ch2" table:cell-range-address="Лист1.E1:Лист1.E10" svg:x="0.216cm" svg:y="0.108cm" svg:width="10.373cm" svg:height="5.21cm">
          <chartooo:coordinate-region svg:x="1.128cm" svg:y="0.307cm" svg:width="9.274cm" svg:height="4.36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E1:Лист1.E10" chart:class="chart:scatte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3803375">
                <text:p>2.53803375</text:p>
                <draw:g>
                  <svg:desc>Лист1.E1:Лист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368905">
                <text:p>2.70368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351089">
                <text:p>2.6835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8689924">
                <text:p>2.68689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8634699">
                <text:p>2.68634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643746">
                <text:p>2.68643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642266">
                <text:p>2.68642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8642508">
                <text:p>2.68642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8642468">
                <text:p>2.68642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8642475">
                <text:p>2.68642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92cm" svg:height="4.995cm" xlink:href=".." xlink:type="simple" chart:class="chart:line" chart:style-name="ch1">
        <chart:plot-area chart:style-name="ch2" table:cell-range-address="Лист1.A46:Лист1.B52" svg:x="0.205cm" svg:y="0.099cm" svg:width="9.882cm" svg:height="4.797cm">
          <chartooo:coordinate-region svg:x="1.038cm" svg:y="0.298cm" svg:width="8.955cm" svg:height="4.3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46:Лист1.A52" chart:class="chart:line">
            <chart:data-point chart:repeated="7"/>
          </chart:series>
          <chart:series chart:style-name="ch6" chart:values-cell-range-address="Лист1.B46:Лист1.B5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216098487">
                <text:p>-1.5216098487</text:p>
                <draw:g>
                  <svg:desc>Лист1.A46:Лист1.A52</svg:desc>
                </draw:g>
              </table:table-cell>
              <table:table-cell office:value-type="float" office:value="-2.1547200078">
                <text:p>-2.1547200078</text:p>
                <draw:g>
                  <svg:desc>Лист1.B46:Лист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228740068">
                <text:p>-1.5228740068</text:p>
              </table:table-cell>
              <table:table-cell office:value-type="float" office:value="-1.7652839109">
                <text:p>-1.7652839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467047009">
                <text:p>-1.5467047009</text:p>
              </table:table-cell>
              <table:table-cell office:value-type="float" office:value="-1.6826922043">
                <text:p>-1.682692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793074364">
                <text:p>-1.5793074364</text:p>
              </table:table-cell>
              <table:table-cell office:value-type="float" office:value="-1.6305950602">
                <text:p>-1.6305950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021228585">
                <text:p>-1.6021228585</text:p>
              </table:table-cell>
              <table:table-cell office:value-type="float" office:value="-1.6098578702">
                <text:p>-1.609857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064966452">
                <text:p>-1.6064966452</text:p>
              </table:table-cell>
              <table:table-cell office:value-type="float" office:value="-1.6066669135">
                <text:p>-1.6066669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065963891">
                <text:p>-1.6065963891</text:p>
              </table:table-cell>
              <table:table-cell office:value-type="float" office:value="-1.6065964708">
                <text:p>-1.60659647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2cm" svg:height="4.736cm" xlink:href=".." xlink:type="simple" chart:class="chart:line" chart:style-name="ch1">
        <chart:plot-area chart:style-name="ch2" table:cell-range-address="Лист1.A57:Лист1.B62" chart:data-source-has-labels="row" svg:x="0.203cm" svg:y="0.094cm" svg:width="9.756cm" svg:height="4.548cm">
          <chartooo:coordinate-region svg:x="0.93cm" svg:y="0.293cm" svg:width="8.935cm" svg:height="3.70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58:Лист1.A62" chart:label-cell-address="Лист1.A57:Лист1.A57" chart:class="chart:line">
            <chart:data-point chart:repeated="5"/>
          </chart:series>
          <chart:series chart:style-name="ch6" chart:values-cell-range-address="Лист1.B58:Лист1.B62" chart:label-cell-address="Лист1.B57:Лист1.B5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A57:Лист1.A57</svg:desc>
                </draw:g>
              </table:table-cell>
              <table:table-cell office:value-type="string">
                <text:p/>
                <draw:g>
                  <svg:desc>Лист1.B57:Лист1.B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768788327">
                <text:p>1.1768788327</text:p>
                <draw:g>
                  <svg:desc>Лист1.A58:Лист1.A62</svg:desc>
                </draw:g>
              </table:table-cell>
              <table:table-cell office:value-type="float" office:value="1.577473326">
                <text:p>1.577473326</text:p>
                <draw:g>
                  <svg:desc>Лист1.B58:Лист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546792391">
                <text:p>1.24546792391</text:p>
              </table:table-cell>
              <table:table-cell office:value-type="float" office:value="1.2399293523">
                <text:p>1.2399293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849419121">
                <text:p>1.22849419121</text:p>
              </table:table-cell>
              <table:table-cell office:value-type="float" office:value="1.2282943207">
                <text:p>1.2282943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783266181">
                <text:p>1.22783266181</text:p>
              </table:table-cell>
              <table:table-cell office:value-type="float" office:value="1.2278323478">
                <text:p>1.2278323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783161931">
                <text:p>1.22783161931</text:p>
              </table:table-cell>
              <table:table-cell office:value-type="float" office:value="1.2278316193">
                <text:p>1.22783161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09cm" svg:height="5.206cm" xlink:href=".." xlink:type="simple" chart:class="chart:line" chart:style-name="ch1">
        <chart:plot-area chart:style-name="ch2" table:cell-range-address="Лист1.A70:Лист1.B74" svg:x="0.204cm" svg:y="0.104cm" svg:width="9.801cm" svg:height="4.998cm">
          <chartooo:coordinate-region svg:x="1.116cm" svg:y="0.303cm" svg:width="8.795cm" svg:height="4.15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70:Лист1.A74" chart:class="chart:line">
            <chart:data-point chart:repeated="5"/>
          </chart:series>
          <chart:series chart:style-name="ch6" chart:values-cell-range-address="Лист1.B70:Лист1.B7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43492175">
                <text:p>1.5043492175</text:p>
                <draw:g>
                  <svg:desc>Лист1.A70:Лист1.A74</svg:desc>
                </draw:g>
              </table:table-cell>
              <table:table-cell office:value-type="float" office:value="1.6174428427">
                <text:p>1.6174428427</text:p>
                <draw:g>
                  <svg:desc>Лист1.B70:Лист1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07586379">
                <text:p>1.5107586379</text:p>
              </table:table-cell>
              <table:table-cell office:value-type="float" office:value="1.5226831229">
                <text:p>1.5226831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96727991">
                <text:p>1.5196727991</text:p>
              </table:table-cell>
              <table:table-cell office:value-type="float" office:value="1.5199883782">
                <text:p>1.5199883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99187797">
                <text:p>1.5199187797</text:p>
              </table:table-cell>
              <table:table-cell office:value-type="float" office:value="1.5199189853">
                <text:p>1.5199189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99189401">
                <text:p>1.5199189401</text:p>
              </table:table-cell>
              <table:table-cell office:value-type="float" office:value="1.5199189401">
                <text:p>1.51991894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45cm" svg:height="4.994cm" xlink:href=".." xlink:type="simple" chart:class="chart:line" chart:style-name="ch1">
        <chart:plot-area chart:style-name="ch2" table:cell-range-address="Лист1.A82:Лист1.B87" svg:x="0.2cm" svg:y="0.099cm" svg:width="9.645cm" svg:height="4.796cm">
          <chartooo:coordinate-region svg:x="1.112cm" svg:y="0.299cm" svg:width="8.64cm" svg:height="3.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82:Лист1.A87" chart:class="chart:line">
            <chart:data-point chart:repeated="6"/>
          </chart:series>
          <chart:series chart:style-name="ch6" chart:values-cell-range-address="Лист1.B82:Лист1.B87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547756671">
                <text:p>4.6547756671</text:p>
                <draw:g>
                  <svg:desc>Лист1.A82:Лист1.A87</svg:desc>
                </draw:g>
              </table:table-cell>
              <table:table-cell office:value-type="float" office:value="4.6874574221">
                <text:p>4.6874574221</text:p>
                <draw:g>
                  <svg:desc>Лист1.B82:Лист1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439202402">
                <text:p>4.7439202402</text:p>
              </table:table-cell>
              <table:table-cell office:value-type="float" office:value="4.7563547185">
                <text:p>4.7563547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207670755">
                <text:p>4.7207670755</text:p>
              </table:table-cell>
              <table:table-cell office:value-type="float" office:value="4.7280248734">
                <text:p>4.7280248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111244843">
                <text:p>4.7111244843</text:p>
              </table:table-cell>
              <table:table-cell office:value-type="float" office:value="4.7099592128">
                <text:p>4.709959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123305805">
                <text:p>4.7123305805</text:p>
              </table:table-cell>
              <table:table-cell office:value-type="float" office:value="4.7123216746">
                <text:p>4.7123216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123415492">
                <text:p>4.7123415492</text:p>
              </table:table-cell>
              <table:table-cell office:value-type="float" office:value="4.7123415484">
                <text:p>4.71234154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94cm" svg:height="5.541cm" xlink:href=".." xlink:type="simple" chart:class="chart:line" chart:style-name="ch1">
        <chart:plot-area chart:style-name="ch2" table:cell-range-address="Лист1.A96:Лист1.B100" svg:x="0.193cm" svg:y="0.11cm" svg:width="9.308cm" svg:height="5.321cm">
          <chartooo:coordinate-region svg:x="1.105cm" svg:y="0.309cm" svg:width="8.302cm" svg:height="4.47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96:Лист1.A100" chart:class="chart:line">
            <chart:data-point chart:repeated="5"/>
          </chart:series>
          <chart:series chart:style-name="ch6" chart:values-cell-range-address="Лист1.B96:Лист1.B10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130590414">
                <text:p>7.8130590414</text:p>
                <draw:g>
                  <svg:desc>Лист1.A96:Лист1.A100</svg:desc>
                </draw:g>
              </table:table-cell>
              <table:table-cell office:value-type="float" office:value="7.9026214139">
                <text:p>7.9026214139</text:p>
                <draw:g>
                  <svg:desc>Лист1.B96:Лист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446275125">
                <text:p>7.8446275125</text:p>
              </table:table-cell>
              <table:table-cell office:value-type="float" office:value="7.835479289">
                <text:p>7.835479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511084021">
                <text:p>7.8511084021</text:p>
              </table:table-cell>
              <table:table-cell office:value-type="float" office:value="7.8518525369">
                <text:p>7.8518525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540436404">
                <text:p>7.8540436404</text:p>
              </table:table-cell>
              <table:table-cell office:value-type="float" office:value="7.8540399187">
                <text:p>7.8540399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539789619">
                <text:p>7.8539789619</text:p>
              </table:table-cell>
              <table:table-cell office:value-type="float" office:value="7.8539789559">
                <text:p>7.85397895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